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5" style:family="table-cell" style:parent-style-name="Default" style:data-style-name="N100">
      <style:text-properties style:font-name="Bitstream Vera Sans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number-columns-repeated="2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Mnemonic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Pattern</text:p>
          </table:table-cell>
          <table:table-cell table:style-name="ce3" office:value-type="string" calcext:value-type="string">
            <text:p>DataSize</text:p>
          </table:table-cell>
          <table:table-cell table:style-name="ce1" office:value-type="string" calcext:value-type="string">
            <text:p>DataType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0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0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1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1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XXX1XX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from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0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01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001X0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000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00001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00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EGAL</text:p>
          </table:table-cell>
          <table:table-cell table:number-columns-repeated="3"/>
          <table:table-cell office:value-type="string" calcext:value-type="string">
            <text:p>01001010111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3"/>
          <table:table-cell office:value-type="string" calcext:value-type="string">
            <text:p>0100111001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1100100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LK</text:p>
          </table:table-cell>
          <table:table-cell table:number-columns-repeated="3"/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USP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01001110011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010011100111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0100111001110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E</text:p>
          </table:table-cell>
          <table:table-cell table:number-columns-repeated="3"/>
          <table:table-cell office:value-type="string" calcext:value-type="string">
            <text:p>010011100111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3"/>
          <table:table-cell office:value-type="string" calcext:value-type="string">
            <text:p>010011100111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V</text:p>
          </table:table-cell>
          <table:table-cell table:number-columns-repeated="3"/>
          <table:table-cell office:value-type="string" calcext:value-type="string">
            <text:p>0100111001110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R</text:p>
          </table:table-cell>
          <table:table-cell table:number-columns-repeated="3"/>
          <table:table-cell office:value-type="string" calcext:value-type="string">
            <text:p>010011100111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3"/>
          <table:table-cell office:value-type="string" calcext:value-type="string">
            <text:p>01001110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3"/>
          <table:table-cell office:value-type="string" calcext:value-type="string">
            <text:p>01001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M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X001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XXX1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CC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1XXXX11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0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1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XXXX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Q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0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1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G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100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01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11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3"/>
          <table:table-cell table:style-name="ce2" office:value-type="string" calcext:value-type="string">
            <text:p>XXXXXXXXXXXXXXXX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8:47:46.478312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9:33:26.487795252</meta:creation-date>
    <dc:date>2019-10-28T18:48:00.634293861</dc:date>
    <meta:editing-duration>PT2H55M32S</meta:editing-duration>
    <meta:editing-cycles>46</meta:editing-cycles>
    <meta:generator>LibreOffice/6.1.5.2$Linux_ARM_EABI LibreOffice_project/10$Build-2</meta:generator>
    <meta:document-statistic meta:table-count="1" meta:cell-count="401" meta:object-count="0"/>
  </office:meta>
</office:document-meta>
</file>